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090719"/>
    </style:style>
    <style:style style:name="T4" style:family="text">
      <style:text-properties fo:text-transform="uppercase" officeooo:rsid="0022c4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05ad24" fo:background-color="transparent" loext:char-shading-value="0"/>
    </style:style>
    <style:style style:name="T17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9"><text:span text:style-name="T19">do text</text:span></text:p><text:p text:style-name="P9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4">ATTESTATION</text:span><text:span text:style-name="T1"> d'affichage </text:span><text:span text:style-name="T2">DE LA </text:span><text:span text:style-name="T3">DÉCISION</text:span></text:p>
      <text:p text:style-name="P2"/>
      <text:p text:style-name="P2"><office:annotation><dc:creator>sde </dc:creator><dc:date>2011-07-27T10:02:17</dc:date><text:p text:style-name="P10"><text:span text:style-name="T23">do text</text:span></text:p><text:p text:style-name="P10"><text:span text:style-name="T23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0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0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6"/>
      <text:p text:style-name="P7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Fléron.</text:span></text:p>
      <text:p text:style-name="P7"/>
      <text:p text:style-name="P8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4"/>
      <text:p text:style-name="P5"><office:annotation><dc:creator>bleybaert</dc:creator><dc:date>2018-07-20T13:49:50.721069032</dc:date><loext:sender-initials>ble</loext:sender-initials><text:p text:style-name="P10"><text:span text:style-name="T20">do text</text:span></text:p><text:p text:style-name="P10"><text:span text:style-name="T20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9-05-07T15:31:45.953148021</dc:date>
    <dc:creator>bleybaert</dc:creator>
    <meta:editing-duration>PT5M13S</meta:editing-duration>
    <meta:editing-cycles>13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127" meta:character-count="943" meta:non-whitespace-character-count="844"/>
  </office:meta>
</office:document-meta>
</file>